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f@pif-md:~$ sqlcmd -S localhost -U SA</text:p>
      <text:p text:style-name="Standard">Password: </text:p>
      <text:p text:style-name="Standard">1&gt; select * from emp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4"/></text:p>
      <text:p text:style-name="Standard">----------- -------------------- -------------------- ----------- ---------------- -------------------- -------------------- -----------</text:p>
      <text:p text:style-name="Standard"><text:s text:c="7"/>7369 SMITH <text:s text:c="15"/>CLERK <text:s text:c="22"/>7902 <text:s text:c="6"/>1993-06-13 <text:s text:c="17"/>800 <text:s text:c="19"/>0 <text:s text:c="9"/>20</text:p>
      <text:p text:style-name="Standard"><text:s text:c="7"/>7499 ALLEN <text:s text:c="15"/>SALESMAN <text:s text:c="19"/>7698 <text:s text:c="6"/>1998-08-15 <text:s text:c="16"/>1600 <text:s text:c="17"/>300 <text:s text:c="9"/>30</text:p>
      <text:p text:style-name="Standard"><text:s text:c="7"/>7521 WARD <text:s text:c="16"/>SALESMAN <text:s text:c="19"/>7698 <text:s text:c="6"/>1996-03-26 <text:s text:c="16"/>1250 <text:s text:c="17"/>500 <text:s text:c="9"/>30</text:p>
      <text:p text:style-name="Standard"><text:s text:c="7"/>7566 JONES <text:s text:c="15"/>MANAGER <text:s text:c="20"/>7839 <text:s text:c="6"/>1995-10-31 <text:s text:c="16"/>2975 <text:s text:c="19"/>0 <text:s text:c="9"/>20</text:p>
      <text:p text:style-name="Standard"><text:s text:c="7"/>7698 Blake <text:s text:c="15"/>MANAGER <text:s text:c="20"/>7839 <text:s text:c="6"/>1992-06-11 <text:s text:c="16"/>2850 <text:s text:c="19"/>0 <text:s text:c="9"/>30</text:p>
      <text:p text:style-name="Standard"><text:s text:c="7"/>7782 CLARK <text:s text:c="15"/>MANAGER <text:s text:c="20"/>7839 <text:s text:c="6"/>1993-05-14 <text:s text:c="16"/>2450 <text:s text:c="19"/>0 <text:s text:c="9"/>10</text:p>
      <text:p text:style-name="Standard"><text:s text:c="7"/>7788 SCOTT <text:s text:c="15"/>ANALYST <text:s text:c="20"/>7566 <text:s text:c="6"/>1996-03-05 <text:s text:c="16"/>3000 <text:s text:c="19"/>0 <text:s text:c="9"/>20</text:p>
      <text:p text:style-name="Standard"><text:s text:c="7"/>7839 KING <text:s text:c="16"/>PRESIDENT <text:s text:c="21"/>0 <text:s text:c="6"/>1990-06-09 <text:s text:c="16"/>5000 <text:s text:c="19"/>0 <text:s text:c="9"/>10</text:p>
      <text:p text:style-name="Standard"><text:s text:c="7"/>7844 TUNNER <text:s text:c="14"/>SALESMAN <text:s text:c="19"/>7698 <text:s text:c="6"/>1995-06-04 <text:s text:c="16"/>1500 <text:s text:c="19"/>0 <text:s text:c="9"/>30</text:p>
      <text:p text:style-name="Standard"><text:s text:c="7"/>7876 ADAMS <text:s text:c="15"/>CLERK <text:s text:c="22"/>7788 <text:s text:c="6"/>1999-06-04 <text:s text:c="16"/>1100 <text:s text:c="19"/>0 <text:s text:c="9"/>20</text:p>
      <text:p text:style-name="Standard"><text:s text:c="7"/>7900 JAMES <text:s text:c="15"/>CLERK <text:s text:c="22"/>7698 <text:s text:c="6"/>2000-06-23 <text:s text:c="17"/>950 <text:s text:c="19"/>0 <text:s text:c="9"/>30</text:p>
      <text:p text:style-name="Standard"><text:s text:c="7"/>7934 MILLER <text:s text:c="14"/>CLERK <text:s text:c="22"/>7698 <text:s text:c="6"/>2000-01-01 <text:s text:c="16"/>1300 <text:s text:c="19"/>0 <text:s text:c="9"/>10</text:p>
      <text:p text:style-name="Standard"><text:s text:c="7"/>7902 FORD <text:s text:c="16"/>ANALYST <text:s text:c="20"/>7566 <text:s text:c="6"/>1997-12-05 <text:s text:c="16"/>3000 <text:s text:c="19"/>0 <text:s text:c="9"/>20</text:p>
      <text:p text:style-name="Standard"><text:s text:c="7"/>7654 MARTIN <text:s text:c="14"/>SALESMAN <text:s text:c="19"/>7698 <text:s text:c="6"/>1998-12-05 <text:s text:c="16"/>1250 <text:s text:c="16"/>1400 <text:s text:c="9"/>30</text:p>
      <text:p text:style-name="Standard"/>
      <text:p text:style-name="Standard">(14 rows affected)</text:p>
      <text:p text:style-name="Standard">1&gt; select * from emp where job in unique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* from emp where job unique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* from emp where unique job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<text:soft-page-break/>1&gt; select * from emp where job unique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* from distine emp where job unique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distinct job from emp group by job</text:p>
      <text:p text:style-name="Standard">2&gt; go</text:p>
      <text:p text:style-name="Standard">job <text:s text:c="16"/></text:p>
      <text:p text:style-name="Standard">--------------------</text:p>
      <text:p text:style-name="Standard">ANALYST <text:s text:c="12"/></text:p>
      <text:p text:style-name="Standard">CLERK <text:s text:c="14"/></text:p>
      <text:p text:style-name="Standard">MANAGER <text:s text:c="12"/></text:p>
      <text:p text:style-name="Standard">PRESIDENT <text:s text:c="10"/></text:p>
      <text:p text:style-name="Standard">SALESMAN <text:s text:c="11"/></text:p>
      <text:p text:style-name="Standard"/>
      <text:p text:style-name="Standard">(5 rows affected)</text:p>
      <text:p text:style-name="Standard">1&gt; select * from emp order by sal asc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4"/></text:p>
      <text:p text:style-name="Standard">----------- -------------------- -------------------- ----------- ---------------- -------------------- -------------------- -----------</text:p>
      <text:p text:style-name="Standard"><text:s text:c="7"/>7369 SMITH <text:s text:c="15"/>CLERK <text:s text:c="22"/>7902 <text:s text:c="6"/>1993-06-13 <text:s text:c="17"/>800 <text:s text:c="19"/>0 <text:s text:c="9"/>20</text:p>
      <text:p text:style-name="Standard"><text:s text:c="7"/>7900 JAMES <text:s text:c="15"/>CLERK <text:s text:c="22"/>7698 <text:s text:c="6"/>2000-06-23 <text:s text:c="17"/>950 <text:s text:c="19"/>0 <text:s text:c="9"/>30</text:p>
      <text:p text:style-name="Standard"><text:s text:c="7"/>7876 ADAMS <text:s text:c="15"/>CLERK <text:s text:c="22"/>7788 <text:s text:c="6"/>1999-06-04 <text:s text:c="16"/>1100 <text:s text:c="19"/>0 <text:s text:c="9"/>20</text:p>
      <text:p text:style-name="Standard"><text:s text:c="7"/>7654 MARTIN <text:s text:c="14"/>SALESMAN <text:s text:c="19"/>7698 <text:s text:c="6"/>1998-12-05 <text:s text:c="16"/>1250 <text:s text:c="16"/>1400 <text:s text:c="9"/>30</text:p>
      <text:p text:style-name="Standard"><text:s text:c="7"/>7521 WARD <text:s text:c="16"/>SALESMAN <text:s text:c="19"/>7698 <text:s text:c="6"/>1996-03-26 <text:s text:c="16"/>1250 <text:s text:c="17"/>500 <text:s text:c="9"/>30</text:p>
      <text:p text:style-name="Standard"><text:s text:c="7"/>7934 MILLER <text:s text:c="14"/>CLERK <text:s text:c="22"/>7698 <text:s text:c="6"/>2000-01-01 <text:s text:c="16"/>1300 <text:s text:c="19"/>0 <text:s text:c="9"/>10</text:p>
      <text:p text:style-name="Standard"><text:s text:c="7"/>7844 TUNNER <text:s text:c="14"/>SALESMAN <text:s text:c="19"/>7698 <text:s text:c="6"/>1995-06-04 <text:s text:c="16"/>1500 <text:s text:c="19"/>0 <text:s text:c="9"/>30</text:p>
      <text:p text:style-name="Standard"><text:s text:c="7"/>7499 ALLEN <text:s text:c="15"/>SALESMAN <text:s text:c="19"/>7698 <text:s text:c="6"/>1998-08-15 <text:s text:c="16"/>1600 <text:s text:c="17"/>300 <text:s text:c="9"/>30</text:p>
      <text:p text:style-name="Standard"><text:s text:c="7"/>7782 CLARK <text:s text:c="15"/>MANAGER <text:s text:c="20"/>7839 <text:s text:c="6"/>1993-05-14 <text:s text:c="16"/>2450 <text:s text:c="19"/>0 <text:s text:c="9"/>10</text:p>
      <text:p text:style-name="Standard"><text:s text:c="7"/>7698 Blake <text:s text:c="15"/>MANAGER <text:s text:c="20"/>7839 <text:s text:c="6"/>1992-06-11 <text:s text:c="16"/>2850 <text:s text:c="19"/>0 <text:s text:c="9"/>30</text:p>
      <text:p text:style-name="Standard"><text:s text:c="7"/>7566 JONES <text:s text:c="15"/>MANAGER <text:s text:c="20"/>7839 <text:s text:c="6"/>1995-10-31 <text:s text:c="16"/>2975 <text:s text:c="19"/>0 <text:s text:c="9"/>20</text:p>
      <text:p text:style-name="Standard"><text:s text:c="7"/>7788 SCOTT <text:s text:c="15"/>ANALYST <text:s text:c="20"/>7566 <text:s text:c="6"/>1996-03-05 <text:s text:c="16"/>3000 <text:s text:c="19"/>0 <text:s text:c="9"/>20</text:p>
      <text:p text:style-name="Standard"><text:soft-page-break/><text:s text:c="7"/>7902 FORD <text:s text:c="16"/>ANALYST <text:s text:c="20"/>7566 <text:s text:c="6"/>1997-12-05 <text:s text:c="16"/>3000 <text:s text:c="19"/>0 <text:s text:c="9"/>20</text:p>
      <text:p text:style-name="Standard"><text:s text:c="7"/>7839 KING <text:s text:c="16"/>PRESIDENT <text:s text:c="21"/>0 <text:s text:c="6"/>1990-06-09 <text:s text:c="16"/>5000 <text:s text:c="19"/>0 <text:s text:c="9"/>10</text:p>
      <text:p text:style-name="Standard"/>
      <text:p text:style-name="Standard">(14 rows affected)</text:p>
      <text:p text:style-name="Standard">1&gt; select * from emp order by deptno asc, job desc;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4"/></text:p>
      <text:p text:style-name="Standard">----------- -------------------- -------------------- ----------- ---------------- -------------------- -------------------- -----------</text:p>
      <text:p text:style-name="Standard"><text:s text:c="7"/>7839 KING <text:s text:c="16"/>PRESIDENT <text:s text:c="21"/>0 <text:s text:c="6"/>1990-06-09 <text:s text:c="16"/>5000 <text:s text:c="19"/>0 <text:s text:c="9"/>10</text:p>
      <text:p text:style-name="Standard"><text:s text:c="7"/>7782 CLARK <text:s text:c="15"/>MANAGER <text:s text:c="20"/>7839 <text:s text:c="6"/>1993-05-14 <text:s text:c="16"/>2450 <text:s text:c="19"/>0 <text:s text:c="9"/>10</text:p>
      <text:p text:style-name="Standard"><text:s text:c="7"/>7934 MILLER <text:s text:c="14"/>CLERK <text:s text:c="22"/>7698 <text:s text:c="6"/>2000-01-01 <text:s text:c="16"/>1300 <text:s text:c="19"/>0 <text:s text:c="9"/>10</text:p>
      <text:p text:style-name="Standard"><text:s text:c="7"/>7566 JONES <text:s text:c="15"/>MANAGER <text:s text:c="20"/>7839 <text:s text:c="6"/>1995-10-31 <text:s text:c="16"/>2975 <text:s text:c="19"/>0 <text:s text:c="9"/>20</text:p>
      <text:p text:style-name="Standard"><text:s text:c="7"/>7369 SMITH <text:s text:c="15"/>CLERK <text:s text:c="22"/>7902 <text:s text:c="6"/>1993-06-13 <text:s text:c="17"/>800 <text:s text:c="19"/>0 <text:s text:c="9"/>20</text:p>
      <text:p text:style-name="Standard"><text:s text:c="7"/>7876 ADAMS <text:s text:c="15"/>CLERK <text:s text:c="22"/>7788 <text:s text:c="6"/>1999-06-04 <text:s text:c="16"/>1100 <text:s text:c="19"/>0 <text:s text:c="9"/>20</text:p>
      <text:p text:style-name="Standard"><text:s text:c="7"/>7902 FORD <text:s text:c="16"/>ANALYST <text:s text:c="20"/>7566 <text:s text:c="6"/>1997-12-05 <text:s text:c="16"/>3000 <text:s text:c="19"/>0 <text:s text:c="9"/>20</text:p>
      <text:p text:style-name="Standard"><text:s text:c="7"/>7788 SCOTT <text:s text:c="15"/>ANALYST <text:s text:c="20"/>7566 <text:s text:c="6"/>1996-03-05 <text:s text:c="16"/>3000 <text:s text:c="19"/>0 <text:s text:c="9"/>20</text:p>
      <text:p text:style-name="Standard"><text:s text:c="7"/>7844 TUNNER <text:s text:c="14"/>SALESMAN <text:s text:c="19"/>7698 <text:s text:c="6"/>1995-06-04 <text:s text:c="16"/>1500 <text:s text:c="19"/>0 <text:s text:c="9"/>30</text:p>
      <text:p text:style-name="Standard"><text:s text:c="7"/>7499 ALLEN <text:s text:c="15"/>SALESMAN <text:s text:c="19"/>7698 <text:s text:c="6"/>1998-08-15 <text:s text:c="16"/>1600 <text:s text:c="17"/>300 <text:s text:c="9"/>30</text:p>
      <text:p text:style-name="Standard"><text:s text:c="7"/>7521 WARD <text:s text:c="16"/>SALESMAN <text:s text:c="19"/>7698 <text:s text:c="6"/>1996-03-26 <text:s text:c="16"/>1250 <text:s text:c="17"/>500 <text:s text:c="9"/>30</text:p>
      <text:p text:style-name="Standard"><text:s text:c="7"/>7654 MARTIN <text:s text:c="14"/>SALESMAN <text:s text:c="19"/>7698 <text:s text:c="6"/>1998-12-05 <text:s text:c="16"/>1250 <text:s text:c="16"/>1400 <text:s text:c="9"/>30</text:p>
      <text:p text:style-name="Standard"><text:s text:c="7"/>7698 Blake <text:s text:c="15"/>MANAGER <text:s text:c="20"/>7839 <text:s text:c="6"/>1992-06-11 <text:s text:c="16"/>2850 <text:s text:c="19"/>0 <text:s text:c="9"/>30</text:p>
      <text:p text:style-name="Standard"><text:s text:c="7"/>7900 JAMES <text:s text:c="15"/>CLERK <text:s text:c="22"/>7698 <text:s text:c="6"/>2000-06-23 <text:s text:c="17"/>950 <text:s text:c="19"/>0 <text:s text:c="9"/>30</text:p>
      <text:p text:style-name="Standard"/>
      <text:p text:style-name="Standard">(14 rows affected)</text:p>
      <text:p text:style-name="Standard">1&gt; select unique job from emp order by job desc;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unique job from emp order by job desc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<text:soft-page-break/>1&gt; select unique from emp order by job desc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unique job from emp order by job desc;</text:p>
      <text:p text:style-name="Standard">2&gt; go</text:p>
      <text:p text:style-name="Standard">Msg 156, Level 15, State 1, Server pif-md, Line 1</text:p>
      <text:p text:style-name="Standard">Incorrect syntax near the keyword 'unique'.</text:p>
      <text:p text:style-name="Standard">1&gt; select distinct job from emp order by job desc;</text:p>
      <text:p text:style-name="Standard">2&gt; go</text:p>
      <text:p text:style-name="Standard">job <text:s text:c="16"/></text:p>
      <text:p text:style-name="Standard">--------------------</text:p>
      <text:p text:style-name="Standard">SALESMAN <text:s text:c="11"/></text:p>
      <text:p text:style-name="Standard">PRESIDENT <text:s text:c="10"/></text:p>
      <text:p text:style-name="Standard">MANAGER <text:s text:c="12"/></text:p>
      <text:p text:style-name="Standard">CLERK <text:s text:c="14"/></text:p>
      <text:p text:style-name="Standard">ANALYST <text:s text:c="12"/></text:p>
      <text:p text:style-name="Standard"/>
      <text:p text:style-name="Standard">(5 rows affected)</text:p>
      <text:p text:style-name="Standard">1&gt; select * from emp order by job desc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4"/></text:p>
      <text:p text:style-name="Standard">----------- -------------------- -------------------- ----------- ---------------- -------------------- -------------------- -----------</text:p>
      <text:p text:style-name="Standard"><text:s text:c="7"/>7499 ALLEN <text:s text:c="15"/>SALESMAN <text:s text:c="19"/>7698 <text:s text:c="6"/>1998-08-15 <text:s text:c="16"/>1600 <text:s text:c="17"/>300 <text:s text:c="9"/>30</text:p>
      <text:p text:style-name="Standard"><text:s text:c="7"/>7521 WARD <text:s text:c="16"/>SALESMAN <text:s text:c="19"/>7698 <text:s text:c="6"/>1996-03-26 <text:s text:c="16"/>1250 <text:s text:c="17"/>500 <text:s text:c="9"/>30</text:p>
      <text:p text:style-name="Standard"><text:s text:c="7"/>7844 TUNNER <text:s text:c="14"/>SALESMAN <text:s text:c="19"/>7698 <text:s text:c="6"/>1995-06-04 <text:s text:c="16"/>1500 <text:s text:c="19"/>0 <text:s text:c="9"/>30</text:p>
      <text:p text:style-name="Standard"><text:s text:c="7"/>7654 MARTIN <text:s text:c="14"/>SALESMAN <text:s text:c="19"/>7698 <text:s text:c="6"/>1998-12-05 <text:s text:c="16"/>1250 <text:s text:c="16"/>1400 <text:s text:c="9"/>30</text:p>
      <text:p text:style-name="Standard"><text:s text:c="7"/>7839 KING <text:s text:c="16"/>PRESIDENT <text:s text:c="21"/>0 <text:s text:c="6"/>1990-06-09 <text:s text:c="16"/>5000 <text:s text:c="19"/>0 <text:s text:c="9"/>10</text:p>
      <text:p text:style-name="Standard"><text:s text:c="7"/>7566 JONES <text:s text:c="15"/>MANAGER <text:s text:c="20"/>7839 <text:s text:c="6"/>1995-10-31 <text:s text:c="16"/>2975 <text:s text:c="19"/>0 <text:s text:c="9"/>20</text:p>
      <text:p text:style-name="Standard"><text:s text:c="7"/>7698 Blake <text:s text:c="15"/>MANAGER <text:s text:c="20"/>7839 <text:s text:c="6"/>1992-06-11 <text:s text:c="16"/>2850 <text:s text:c="19"/>0 <text:s text:c="9"/>30</text:p>
      <text:p text:style-name="Standard"><text:s text:c="7"/>7782 CLARK <text:s text:c="15"/>MANAGER <text:s text:c="20"/>7839 <text:s text:c="6"/>1993-05-14 <text:s text:c="16"/>2450 <text:s text:c="19"/>0 <text:s text:c="9"/>10</text:p>
      <text:p text:style-name="Standard"><text:s text:c="7"/>7876 ADAMS <text:s text:c="15"/>CLERK <text:s text:c="22"/>7788 <text:s text:c="6"/>1999-06-04 <text:s text:c="16"/>1100 <text:s text:c="19"/>0 <text:s text:c="9"/>20</text:p>
      <text:p text:style-name="Standard"><text:s text:c="7"/>7900 JAMES <text:s text:c="15"/>CLERK <text:s text:c="22"/>7698 <text:s text:c="6"/>2000-06-23 <text:s text:c="17"/>950 <text:s text:c="19"/>0 <text:s text:c="9"/>30</text:p>
      <text:p text:style-name="Standard"><text:s text:c="7"/>7934 MILLER <text:s text:c="14"/>CLERK <text:s text:c="22"/>7698 <text:s text:c="6"/>2000-01-01 <text:s text:c="16"/>1300 <text:s text:c="19"/>0 <text:s text:c="9"/>10</text:p>
      <text:p text:style-name="Standard"><text:s text:c="7"/>7369 SMITH <text:s text:c="15"/>CLERK <text:s text:c="22"/>7902 <text:s text:c="6"/>1993-06-13 <text:s text:c="17"/>800 <text:s text:c="19"/>0 <text:s text:c="9"/>20</text:p>
      <text:p text:style-name="Standard"><text:soft-page-break/><text:s text:c="7"/>7902 FORD <text:s text:c="16"/>ANALYST <text:s text:c="20"/>7566 <text:s text:c="6"/>1997-12-05 <text:s text:c="16"/>3000 <text:s text:c="19"/>0 <text:s text:c="9"/>20</text:p>
      <text:p text:style-name="Standard"><text:s text:c="7"/>7788 SCOTT <text:s text:c="15"/>ANALYST <text:s text:c="20"/>7566 <text:s text:c="6"/>1996-03-05 <text:s text:c="16"/>3000 <text:s text:c="19"/>0 <text:s text:c="9"/>20</text:p>
      <text:p text:style-name="Standard"/>
      <text:p text:style-name="Standard">(14 rows affected)</text:p>
      <text:p text:style-name="Standard">1&gt; select * from emp where job = '01-jan-1998';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4"/></text:p>
      <text:p text:style-name="Standard">----------- -------------------- -------------------- ----------- ---------------- -------------------- -------------------- -----------</text:p>
      <text:p text:style-name="Standard"/>
      <text:p text:style-name="Standard">(0 rows affected)</text:p>
      <text:p text:style-name="Standard">1&gt; select empno, ename, sal/30 dailysal from emp order by sal*12;</text:p>
      <text:p text:style-name="Standard">2&gt; go</text:p>
      <text:p text:style-name="Standard">empno <text:s text:c="6"/>ename <text:s text:c="15"/>dailysal <text:s text:c="17"/></text:p>
      <text:p text:style-name="Standard">----------- -------------------- --------------------------</text:p>
      <text:p text:style-name="Standard"><text:s text:c="7"/>7369 SMITH <text:s text:c="32"/>26.666666</text:p>
      <text:p text:style-name="Standard"><text:s text:c="7"/>7900 JAMES <text:s text:c="32"/>31.666666</text:p>
      <text:p text:style-name="Standard"><text:s text:c="7"/>7876 ADAMS <text:s text:c="32"/>36.666666</text:p>
      <text:p text:style-name="Standard"><text:s text:c="7"/>7654 MARTIN <text:s text:c="31"/>41.666666</text:p>
      <text:p text:style-name="Standard"><text:s text:c="7"/>7521 WARD <text:s text:c="33"/>41.666666</text:p>
      <text:p text:style-name="Standard"><text:s text:c="7"/>7934 MILLER <text:s text:c="31"/>43.333333</text:p>
      <text:p text:style-name="Standard"><text:s text:c="7"/>7844 TUNNER <text:s text:c="31"/>50.000000</text:p>
      <text:p text:style-name="Standard"><text:s text:c="7"/>7499 ALLEN <text:s text:c="32"/>53.333333</text:p>
      <text:p text:style-name="Standard"><text:s text:c="7"/>7782 CLARK <text:s text:c="32"/>81.666666</text:p>
      <text:p text:style-name="Standard"><text:s text:c="7"/>7698 Blake <text:s text:c="32"/>95.000000</text:p>
      <text:p text:style-name="Standard"><text:s text:c="7"/>7566 JONES <text:s text:c="32"/>99.166666</text:p>
      <text:p text:style-name="Standard"><text:s text:c="7"/>7788 SCOTT <text:s text:c="31"/>100.000000</text:p>
      <text:p text:style-name="Standard"><text:s text:c="7"/>7902 FORD <text:s text:c="32"/>100.000000</text:p>
      <text:p text:style-name="Standard"><text:s text:c="7"/>7839 KING <text:s text:c="32"/>166.666666</text:p>
      <text:p text:style-name="Standard"/>
      <text:p text:style-name="Standard">(14 rows affected)</text:p>
      <text:p text:style-name="Standard">1&gt; name, sal,month_between(sysdate, hiredate)/12 exp from emp b where ='manager'</text:p>
      <text:p text:style-name="Standard">2&gt; go</text:p>
      <text:p text:style-name="Standard">Msg 195, Level 15, State 10, Server pif-md, Line 1</text:p>
      <text:p text:style-name="Standard">'month_between' is not a recognized built-in function name.</text:p>
      <text:p text:style-name="Standard">1&gt; ct empno, ename, sal, datediff(hiredate)/12 exp from emp where job='manager'</text:p>
      <text:p text:style-name="Standard">2&gt; go</text:p>
      <text:p text:style-name="Standard">Msg 174, Level 15, State 1, Server pif-md, Line 1</text:p>
      <text:p text:style-name="Standard">The datediff function requires 3 argument(s).</text:p>
      <text:p text:style-name="Standard">1&gt; select *, DATEDIFF(month,hiredate,GETDATE()) as exp from emp order by hiredate asc</text:p>
      <text:p text:style-name="Standard">2&gt; go</text:p>
      <text:p text:style-name="Standard">empno <text:s text:c="6"/>ename <text:s text:c="15"/>job <text:s text:c="17"/>mgr <text:s text:c="8"/>hiredate <text:s text:c="8"/>sal <text:s text:c="17"/>comm <text:s text:c="16"/>deptno <text:s text:c="5"/>exp <text:s text:c="7"/></text:p>
      <text:p text:style-name="Standard">----------- -------------------- -------------------- ----------- ---------------- -------------------- -------------------- ----------- -----------</text:p>
      <text:p text:style-name="Standard"><text:s text:c="7"/>7839 KING <text:s text:c="16"/>PRESIDENT <text:s text:c="21"/>0 <text:s text:c="6"/>1990-06-09 <text:s text:c="16"/>5000 <text:s text:c="19"/>0 <text:s text:c="9"/>10 <text:s text:c="8"/>348</text:p>
      <text:p text:style-name="Standard"><text:soft-page-break/><text:s text:c="7"/>7698 Blake <text:s text:c="15"/>MANAGER <text:s text:c="20"/>7839 <text:s text:c="6"/>1992-06-11 <text:s text:c="16"/>2850 <text:s text:c="19"/>0 <text:s text:c="9"/>30 <text:s text:c="8"/>324</text:p>
      <text:p text:style-name="Standard"><text:s text:c="7"/>7782 CLARK <text:s text:c="15"/>MANAGER <text:s text:c="20"/>7839 <text:s text:c="6"/>1993-05-14 <text:s text:c="16"/>2450 <text:s text:c="19"/>0 <text:s text:c="9"/>10 <text:s text:c="8"/>313</text:p>
      <text:p text:style-name="Standard"><text:s text:c="7"/>7369 SMITH <text:s text:c="15"/>CLERK <text:s text:c="22"/>7902 <text:s text:c="6"/>1993-06-13 <text:s text:c="17"/>800 <text:s text:c="19"/>0 <text:s text:c="9"/>20 <text:s text:c="8"/>312</text:p>
      <text:p text:style-name="Standard"><text:s text:c="7"/>7844 TUNNER <text:s text:c="14"/>SALESMAN <text:s text:c="19"/>7698 <text:s text:c="6"/>1995-06-04 <text:s text:c="16"/>1500 <text:s text:c="19"/>0 <text:s text:c="9"/>30 <text:s text:c="8"/>288</text:p>
      <text:p text:style-name="Standard"><text:s text:c="7"/>7566 JONES <text:s text:c="15"/>MANAGER <text:s text:c="20"/>7839 <text:s text:c="6"/>1995-10-31 <text:s text:c="16"/>2975 <text:s text:c="19"/>0 <text:s text:c="9"/>20 <text:s text:c="8"/>284</text:p>
      <text:p text:style-name="Standard"><text:s text:c="7"/>7788 SCOTT <text:s text:c="15"/>ANALYST <text:s text:c="20"/>7566 <text:s text:c="6"/>1996-03-05 <text:s text:c="16"/>3000 <text:s text:c="19"/>0 <text:s text:c="9"/>20 <text:s text:c="8"/>279</text:p>
      <text:p text:style-name="Standard"><text:s text:c="7"/>7521 WARD <text:s text:c="16"/>SALESMAN <text:s text:c="19"/>7698 <text:s text:c="6"/>1996-03-26 <text:s text:c="16"/>1250 <text:s text:c="17"/>500 <text:s text:c="9"/>30 <text:s text:c="8"/>279</text:p>
      <text:p text:style-name="Standard"><text:s text:c="7"/>7902 FORD <text:s text:c="16"/>ANALYST <text:s text:c="20"/>7566 <text:s text:c="6"/>1997-12-05 <text:s text:c="16"/>3000 <text:s text:c="19"/>0 <text:s text:c="9"/>20 <text:s text:c="8"/>258</text:p>
      <text:p text:style-name="Standard"><text:s text:c="7"/>7499 ALLEN <text:s text:c="15"/>SALESMAN <text:s text:c="19"/>7698 <text:s text:c="6"/>1998-08-15 <text:s text:c="16"/>1600 <text:s text:c="17"/>300 <text:s text:c="9"/>30 <text:s text:c="8"/>250</text:p>
      <text:p text:style-name="Standard"><text:s text:c="7"/>7654 MARTIN <text:s text:c="14"/>SALESMAN <text:s text:c="19"/>7698 <text:s text:c="6"/>1998-12-05 <text:s text:c="16"/>1250 <text:s text:c="16"/>1400 <text:s text:c="9"/>30 <text:s text:c="8"/>246</text:p>
      <text:p text:style-name="Standard"><text:s text:c="7"/>7876 ADAMS <text:s text:c="15"/>CLERK <text:s text:c="22"/>7788 <text:s text:c="6"/>1999-06-04 <text:s text:c="16"/>1100 <text:s text:c="19"/>0 <text:s text:c="9"/>20 <text:s text:c="8"/>240</text:p>
      <text:p text:style-name="Standard"><text:s text:c="7"/>7934 MILLER <text:s text:c="14"/>CLERK <text:s text:c="22"/>7698 <text:s text:c="6"/>2000-01-01 <text:s text:c="16"/>1300 <text:s text:c="19"/>0 <text:s text:c="9"/>10 <text:s text:c="8"/>233</text:p>
      <text:p text:style-name="Standard"><text:s text:c="7"/>7900 JAMES <text:s text:c="15"/>CLERK <text:s text:c="22"/>7698 <text:s text:c="6"/>2000-06-23 <text:s text:c="17"/>950 <text:s text:c="19"/>0 <text:s text:c="9"/>30 <text:s text:c="8"/>228</text:p>
      <text:p text:style-name="Standard"/>
      <text:p text:style-name="Standard">(14 rows affected)</text:p>
      <text:p text:style-name="Standard">1&gt; select empno,emane,job,hiredate, DATEDIFF(month,hiredate,getdate())as exp from where emp job='manager;'</text:p>
      <text:p text:style-name="Standard">2&gt; go</text:p>
      <text:p text:style-name="Standard">Msg 156, Level 15, State 1, Server pif-md, Line 1</text:p>
      <text:p text:style-name="Standard">Incorrect syntax near the keyword 'where'.</text:p>
      <text:p text:style-name="Standard">1&gt; select empno,emane,job,hiredate, DATEDIFF(month,hiredate,GETDATE())as exp from where emp job='manager;'</text:p>
      <text:p text:style-name="Standard">2&gt; go</text:p>
      <text:p text:style-name="Standard">Msg 156, Level 15, State 1, Server pif-md, Line 1</text:p>
      <text:p text:style-name="Standard">Incorrect syntax near the keyword 'where'.</text:p>
      <text:p text:style-name="Standard">1&gt; select empno,emane,job,hiredate, DATEDIFF(month,hiredate,GETDATE())as exp from where emp job='manager'</text:p>
      <text:p text:style-name="Standard">2&gt; go</text:p>
      <text:p text:style-name="Standard">Msg 156, Level 15, State 1, Server pif-md, Line 1</text:p>
      <text:p text:style-name="Standard">Incorrect syntax near the keyword 'where'.</text:p>
      <text:p text:style-name="Standard">1&gt; select empno,emane,job,hiredate, DATEDIFF(month,hiredate,GETDATE())as exp from where job='manager'</text:p>
      <text:p text:style-name="Standard">2&gt; go</text:p>
      <text:p text:style-name="Standard">Msg 156, Level 15, State 1, Server pif-md, Line 1</text:p>
      <text:p text:style-name="Standard">Incorrect syntax near the keyword 'where'.</text:p>
      <text:p text:style-name="Standard"><text:soft-page-break/>1&gt; select empno,emane,job,hiredate, DATEDIFF(month,hiredate,GETDATE())as exp from emp where job='manager'</text:p>
      <text:p text:style-name="Standard">2&gt; go</text:p>
      <text:p text:style-name="Standard">Msg 207, Level 16, State 1, Server pif-md, Line 1</text:p>
      <text:p text:style-name="Standard">Invalid column name 'emane'.</text:p>
      <text:p text:style-name="Standard">1&gt; select empno,ename,job,hiredate, DATEDIFF(month,hiredate,GETDATE())as exp from emp where job='manager'</text:p>
      <text:p text:style-name="Standard">2&gt; go</text:p>
      <text:p text:style-name="Standard">empno <text:s text:c="6"/>ename <text:s text:c="15"/>job <text:s text:c="17"/>hiredate <text:s text:c="8"/>exp <text:s text:c="7"/></text:p>
      <text:p text:style-name="Standard">----------- -------------------- -------------------- ---------------- -----------</text:p>
      <text:p text:style-name="Standard"><text:s text:c="7"/>7566 JONES <text:s text:c="15"/>MANAGER <text:s text:c="19"/>1995-10-31 <text:s text:c="8"/>284</text:p>
      <text:p text:style-name="Standard"><text:s text:c="7"/>7698 Blake <text:s text:c="15"/>MANAGER <text:s text:c="19"/>1992-06-11 <text:s text:c="8"/>324</text:p>
      <text:p text:style-name="Standard"><text:s text:c="7"/>7782 CLARK <text:s text:c="15"/>MANAGER <text:s text:c="19"/>1993-05-14 <text:s text:c="8"/>313</text:p>
      <text:p text:style-name="Standard"/>
      <text:p text:style-name="Standard">(3 rows affected)</text:p>
      <text:p text:style-name="Standard">1&gt; select empno,ename,job,hiredate, DATEDIFF(month,hiredate,GETDATE())as exp from emp where mgr ='manager'</text:p>
      <text:p text:style-name="Standard">2&gt; go</text:p>
      <text:p text:style-name="Standard">Msg 245, Level 16, State 1, Server pif-md, Line 1</text:p>
      <text:p text:style-name="Standard">Conversion failed when converting the varchar value 'manager' to data type int.</text:p>
      <text:p text:style-name="Standard">1&gt; select empno,ename,job,hiredate, DATEDIFF(month,hiredate,GETDATE())as exp from emp where mgr =7839</text:p>
      <text:p text:style-name="Standard">2&gt; go</text:p>
      <text:p text:style-name="Standard">empno <text:s text:c="6"/>ename <text:s text:c="15"/>job <text:s text:c="17"/>hiredate <text:s text:c="8"/>exp <text:s text:c="7"/></text:p>
      <text:p text:style-name="Standard">----------- -------------------- -------------------- ---------------- -----------</text:p>
      <text:p text:style-name="Standard"><text:s text:c="7"/>7566 JONES <text:s text:c="15"/>MANAGER <text:s text:c="19"/>1995-10-31 <text:s text:c="8"/>284</text:p>
      <text:p text:style-name="Standard"><text:s text:c="7"/>7698 Blake <text:s text:c="15"/>MANAGER <text:s text:c="19"/>1992-06-11 <text:s text:c="8"/>324</text:p>
      <text:p text:style-name="Standard"><text:s text:c="7"/>7782 CLARK <text:s text:c="15"/>MANAGER <text:s text:c="19"/>1993-05-14 <text:s text:c="8"/>313</text:p>
      <text:p text:style-name="Standard"/>
      <text:p text:style-name="Standard">(3 rows affected)</text:p>
      <text:p text:style-name="Standard">1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11:03.116040726</meta:creation-date>
    <dc:date>2019-06-28T11:11:42.620069235</dc:date>
    <meta:editing-duration>PT40S</meta:editing-duration>
    <meta:editing-cycles>1</meta:editing-cycles>
    <meta:document-statistic meta:table-count="0" meta:image-count="0" meta:object-count="0" meta:page-count="7" meta:paragraph-count="226" meta:word-count="1419" meta:character-count="17186" meta:non-whitespace-character-count="7733"/>
    <meta:generator>LibreOffice/6.0.3.2$Linux_X86_64 LibreOffice_project/00m0$Build-2</meta:generator>
  </office:meta>
</office:document-meta>
</file>